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2.194cm" table:align="left"/>
    </style:style>
    <style:style style:name="Tableau1.A" style:family="table-column">
      <style:table-column-properties style:column-width="3.992cm"/>
    </style:style>
    <style:style style:name="Tableau1.B" style:family="table-column">
      <style:table-column-properties style:column-width="3.505cm"/>
    </style:style>
    <style:style style:name="Tableau1.C" style:family="table-column">
      <style:table-column-properties style:column-width="4.697cm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0" style:family="table-cell">
      <style:table-cell-properties style:vertical-align="middle" fo:background-color="#99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3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3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4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7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7" style:family="table-cell">
      <style:table-cell-properties fo:background-color="#99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8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8" style:family="table-cell">
      <style:table-cell-properties style:vertical-align="middle" fo:background-color="#ff99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9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0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1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2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3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4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5" style:family="table-cell">
      <style:table-cell-properties fo:background-color="#ff99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6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6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style:vertical-align="middle" fo:background-color="#66ff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27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7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8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8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29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9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0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0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1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1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2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2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33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3" style:family="table-cell">
      <style:table-cell-properties fo:background-color="#66ff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cc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ea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4c3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ad9" officeooo:paragraph-rsid="001ea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1c48ba" officeooo:paragraph-rsid="001c48ba"/>
    </style:style>
    <style:style style:name="P10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1" style:family="paragraph" style:parent-style-name="Standard">
      <style:text-properties officeooo:paragraph-rsid="001c48ba"/>
    </style:style>
    <style:style style:name="P12" style:family="paragraph" style:parent-style-name="Standard" style:list-style-name="L1">
      <style:text-properties officeooo:rsid="001c48ba" officeooo:paragraph-rsid="001c48ba"/>
    </style:style>
    <style:style style:name="T1" style:family="text">
      <style:text-properties officeooo:rsid="001eaad9"/>
    </style:style>
    <style:style style:name="T2" style:family="text">
      <style:text-properties officeooo:rsid="0021c4c3"/>
    </style:style>
    <style:style style:name="T3" style:family="text">
      <style:text-properties officeooo:rsid="002608c2"/>
    </style:style>
    <style:style style:name="T4" style:family="text">
      <style:text-properties officeooo:rsid="002760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lans mémoire pour la diapo 1<text:span text:style-name="T3">7</text:span></text:p>
      <text:list xml:id="list3688653778" text:style-name="L1">
        <text:list-item>
          <text:p text:style-name="P12">Etape 1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4">00 00 7f ff ff ff e1 <text:span text:style-name="T2">c6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f ff ff ff e1 <text:span text:style-name="T2">c5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f ff ff ff e1 <text:span text:style-name="T2">c4</text:span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0 00 7f ff ff ff e1 <text:span text:style-name="T2">c3</text:span></text:p>
          </table:table-cell>
          <table:table-cell table:style-name="Tableau1.A2" office:value-type="string">
            <text:p text:style-name="P6"/>
          </table:table-cell>
          <table:table-cell table:style-name="Tableau1.C5" table:number-rows-spanned="2" office:value-type="string">
            <text:p text:style-name="P7">tab[1]</text:p>
          </table:table-cell>
        </table:table-row>
        <table:table-row>
          <table:table-cell table:style-name="Tableau1.A2" office:value-type="string">
            <text:p text:style-name="P4">00 00 7f ff ff ff e1 <text:span text:style-name="T2">c2</text:span></text:p>
          </table:table-cell>
          <table:table-cell table:style-name="Tableau1.A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4">00 00 7f ff ff ff e1 <text:span text:style-name="T2">c1</text:span></text:p>
          </table:table-cell>
          <table:table-cell table:style-name="Tableau1.A2" office:value-type="string">
            <text:p text:style-name="P6"/>
          </table:table-cell>
          <table:table-cell table:style-name="Tableau1.C5" table:number-rows-spanned="2" office:value-type="string">
            <text:p text:style-name="P7">tab[0]</text:p>
          </table:table-cell>
        </table:table-row>
        <table:table-row>
          <table:table-cell table:style-name="Tableau1.A2" office:value-type="string">
            <text:p text:style-name="P4"><text:bookmark-start text:name="__DdeLink__612_1048182020"/>00 00 7f ff ff ff e1 <text:span text:style-name="T2">c</text:span><text:bookmark-end text:name="__DdeLink__612_1048182020"/><text:span text:style-name="T2">0</text:span></text:p>
          </table:table-cell>
          <table:table-cell table:style-name="Tableau1.A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17" office:value-type="string">
            <text:p text:style-name="P2">00 00 7f ff ff ff e1 <text:span text:style-name="T1">b7</text:span></text:p>
          </table:table-cell>
          <table:table-cell table:style-name="Tableau1.B10" office:value-type="string">
            <text:p text:style-name="P7">00</text:p>
          </table:table-cell>
          <table:table-cell table:style-name="Tableau1.C10" table:number-rows-spanned="8" office:value-type="string">
            <text:p text:style-name="P8">tab</text:p>
          </table:table-cell>
        </table:table-row>
        <table:table-row>
          <table:table-cell table:style-name="Tableau1.A17" office:value-type="string">
            <text:p text:style-name="P2">00 00 7f ff ff ff e1 <text:span text:style-name="T1">b6</text:span></text:p>
          </table:table-cell>
          <table:table-cell table:style-name="Tableau1.B11" office:value-type="string">
            <text:p text:style-name="P7">00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5</text:span></text:p>
          </table:table-cell>
          <table:table-cell table:style-name="Tableau1.B12" office:value-type="string">
            <text:p text:style-name="P7">7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4</text:span></text:p>
          </table:table-cell>
          <table:table-cell table:style-name="Tableau1.B13" office:value-type="string">
            <text:p text:style-name="P7">f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3</text:span></text:p>
          </table:table-cell>
          <table:table-cell table:style-name="Tableau1.B14" office:value-type="string">
            <text:p text:style-name="P7">f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2</text:span></text:p>
          </table:table-cell>
          <table:table-cell table:style-name="Tableau1.B15" office:value-type="string">
            <text:p text:style-name="P7">ff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1</text:span></text:p>
          </table:table-cell>
          <table:table-cell table:style-name="Tableau1.B16" office:value-type="string">
            <text:p text:style-name="P7">e1</text:p>
          </table:table-cell>
          <table:covered-table-cell/>
        </table:table-row>
        <table:table-row>
          <table:table-cell table:style-name="Tableau1.A17" office:value-type="string">
            <text:p text:style-name="P2">00 00 7f ff ff ff e1 <text:span text:style-name="T1">b</text:span>0</text:p>
          </table:table-cell>
          <table:table-cell table:style-name="Tableau1.B17" office:value-type="string">
            <text:p text:style-name="P7">c0</text:p>
          </table:table-cell>
          <table:covered-table-cell/>
        </table:table-row>
        <table:table-row>
          <table:table-cell table:style-name="Tableau1.A25" office:value-type="string">
            <text:p text:style-name="P3">00 00 7f ff ff ff e1 a<text:span text:style-name="T1">f</text:span></text:p>
          </table:table-cell>
          <table:table-cell table:style-name="Tableau1.B18" office:value-type="string">
            <text:p text:style-name="P7">00</text:p>
          </table:table-cell>
          <table:table-cell table:style-name="Tableau1.C18" table:number-rows-spanned="8" office:value-type="string">
            <text:p text:style-name="P8">p</text:p>
          </table:table-cell>
        </table:table-row>
        <table:table-row>
          <table:table-cell table:style-name="Tableau1.A25" office:value-type="string">
            <text:p text:style-name="P2">00 00 7f ff ff ff e1 a<text:span text:style-name="T1">e</text:span></text:p>
          </table:table-cell>
          <table:table-cell table:style-name="Tableau1.B19" office:value-type="string">
            <text:p text:style-name="P7">00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d</text:span></text:p>
          </table:table-cell>
          <table:table-cell table:style-name="Tableau1.B20" office:value-type="string">
            <text:p text:style-name="P7">7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c</text:span></text:p>
          </table:table-cell>
          <table:table-cell table:style-name="Tableau1.B21" office:value-type="string">
            <text:p text:style-name="P7">f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b</text:span></text:p>
          </table:table-cell>
          <table:table-cell table:style-name="Tableau1.B22" office:value-type="string">
            <text:p text:style-name="P7">f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a</text:span></text:p>
          </table:table-cell>
          <table:table-cell table:style-name="Tableau1.B23" office:value-type="string">
            <text:p text:style-name="P7">ff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9</text:span></text:p>
          </table:table-cell>
          <table:table-cell table:style-name="Tableau1.B24" office:value-type="string">
            <text:p text:style-name="P7">e1</text:p>
          </table:table-cell>
          <table:covered-table-cell/>
        </table:table-row>
        <table:table-row>
          <table:table-cell table:style-name="Tableau1.A25" office:value-type="string">
            <text:p text:style-name="P2">00 00 7f ff ff ff e1 a<text:span text:style-name="T1">8</text:span></text:p>
          </table:table-cell>
          <table:table-cell table:style-name="Tableau1.B25" office:value-type="string">
            <text:p text:style-name="P7"><text:span text:style-name="T4">c</text:span>0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7</text:span></text:p>
          </table:table-cell>
          <table:table-cell table:style-name="Tableau1.B26" office:value-type="string">
            <text:p text:style-name="P7">00</text:p>
          </table:table-cell>
          <table:table-cell table:style-name="Tableau1.C26" table:number-rows-spanned="8" office:value-type="string">
            <text:p text:style-name="P8">q</text:p>
          </table:table-cell>
        </table:table-row>
        <table:table-row>
          <table:table-cell table:style-name="Tableau1.A32" office:value-type="string">
            <text:p text:style-name="P2">00 00 7f ff ff ff e1 a<text:span text:style-name="T1">6</text:span></text:p>
          </table:table-cell>
          <table:table-cell table:style-name="Tableau1.B27" office:value-type="string">
            <text:p text:style-name="P7">00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5</text:span></text:p>
          </table:table-cell>
          <table:table-cell table:style-name="Tableau1.B28" office:value-type="string">
            <text:p text:style-name="P7">7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4</text:span></text:p>
          </table:table-cell>
          <table:table-cell table:style-name="Tableau1.B29" office:value-type="string">
            <text:p text:style-name="P7">f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3</text:span></text:p>
          </table:table-cell>
          <table:table-cell table:style-name="Tableau1.B30" office:value-type="string">
            <text:p text:style-name="P7">f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2</text:span></text:p>
          </table:table-cell>
          <table:table-cell table:style-name="Tableau1.B31" office:value-type="string">
            <text:p text:style-name="P7">ff</text:p>
          </table:table-cell>
          <table:covered-table-cell/>
        </table:table-row>
        <table:table-row>
          <table:table-cell table:style-name="Tableau1.A32" office:value-type="string">
            <text:p text:style-name="P2">00 00 7f ff ff ff e1 a<text:span text:style-name="T1">1</text:span></text:p>
          </table:table-cell>
          <table:table-cell table:style-name="Tableau1.B32" office:value-type="string">
            <text:p text:style-name="P7">e1</text:p>
          </table:table-cell>
          <table:covered-table-cell/>
        </table:table-row>
        <table:table-row>
          <table:table-cell table:style-name="Tableau1.A33" office:value-type="string">
            <text:p text:style-name="P2"><text:bookmark-start text:name="__DdeLink__307_56647160"/>00 00 7f ff ff ff e1 a0<text:bookmark-end text:name="__DdeLink__307_56647160"/></text:p>
          </table:table-cell>
          <table:table-cell table:style-name="Tableau1.B33" office:value-type="string">
            <text:p text:style-name="P7"><text:span text:style-name="T4">c</text:span>0</text:p>
          </table:table-cell>
          <table:covered-table-cell/>
        </table:table-row>
      </table:table>
      <text:p text:style-name="P9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6T08:56:52.184967489</meta:creation-date>
    <dc:date>2019-11-28T12:06:50.468129751</dc:date>
    <meta:editing-duration>PT1H56M46S</meta:editing-duration>
    <meta:editing-cycles>10</meta:editing-cycles>
    <meta:generator>LibreOffice/6.3.5.2$Linux_X86_64 LibreOffice_project/30$Build-2</meta:generator>
    <meta:document-statistic meta:table-count="1" meta:image-count="0" meta:object-count="0" meta:page-count="1" meta:paragraph-count="65" meta:word-count="294" meta:character-count="859" meta:non-whitespace-character-count="631"/>
  </office:meta>
</office:document-meta>
</file>